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FileSet.hasUserNameBee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FileSet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arFileSet.configureFileSet( ArchiveFileSet zf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arFileSet.setGid( int g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rFileSet.newArchiveSca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FileSet.getG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FileSet.TarFi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FileSet.hasUserIdBee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FileSet.setRefid( Reference 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FileSet.hasGroupIdBee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FileSet.getUser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FileSet.TarFileSet( TarFileSet fil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FileSet.setUserName( String 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rFileSet.setGroup( String grou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rFileSet.getGro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FileSet.TarFileSet( FileSet file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FileSet.hasGroupBee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FileSet.setUid( int 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rFileSet.checkTarFileSetAttributesAllowe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rFileSet.getRef( Project 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arFileSet.getU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